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0000ff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222222" style:font-name="Roboto" fo:font-size="10.5pt" fo:letter-spacing="normal" fo:font-style="normal" fo:font-weight="normal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ex 的文件格式分析</text:p>
      <text:p text:style-name="Standard">第一部分 创建可供分析的 dex 文件</text:p>
      <text:p text:style-name="Standard"/>
      <text:p text:style-name="Standard">名称 ： 使用 dalvikvm 执行一个运行于命令行的 Hello World </text:p>
      <text:p text:style-name="Standard"/>
      <text:p text:style-name="Standard">Android 上运行的常见应用程序是 APK ， 屏幕上的图标里有各种绚丽亲切的画面 。想起使用的 Windows 操作系统也有五花八门的应用 ，可是想当年学习编程语言的第一个程序，却是在 Turbo C <text:s/>蓝漆漆的界面里笨拙地敲一个 Hello World 程序 ，然后又在黑漆漆的命令行里打印出的一行输出结果 ，“Hello World”。</text:p>
      <text:p text:style-name="Standard"/>
      <text:p text:style-name="Standard">移动平台上年年都有风骚的应用横空出世 ，刚过完的春节里也是各种美食应接不暇 ，可却又很想念以前粗茶淡饭 ，青菜萝卜的日子 。与此同理 ， 一直想找一个运行于Android 的 简简单单的小程序 。哪怕命令行 ，只要有输出结果 ，我觉得就有些味道了 。</text:p>
      <text:p text:style-name="Standard"/>
      <text:p text:style-name="Standard">使用 dalvikvm 执行一个运行于命令行的 Hello World 。</text:p>
      <text:p text:style-name="Standard"/>
      <text:p text:style-name="Standard">简要的过程如下：</text:p>
      <text:p text:style-name="Standard"><text:tab/>写代码 Hello.java</text:p>
      <text:p text:style-name="Standard"><text:tab/>编译成 Android Dalvik Virtual Machine 的可执行文件 Hello.dex</text:p>
      <text:p text:style-name="Standard"><text:tab/>使用 ADB 运行测试 </text:p>
      <text:p text:style-name="Standard">内容主要参考 Android 4.4 源码里 dalvik / docs / hello-world.html 文件 。</text:p>
      <text:p text:style-name="Standard"/>
      <text:p text:style-name="Standard">1. 本文的测试环境</text:p>
      <text:p text:style-name="Standard"><text:tab/>Ubuntu 12.04 64-bit</text:p>
      <text:p text:style-name="Standard"><text:tab/>JDK 1.6 </text:p>
      <text:p text:style-name="Standard"><text:tab/>安装 Android SDK，并安装 Android SDK build_tools , 最新版是 19.0.1 </text:p>
      <text:p text:style-name="Standard"><text:tab/>具有 Root 权限的 ADB shell</text:p>
      <text:p text:style-name="Standard"/>
      <text:p text:style-name="Standard">2. 创建 java 源文件 ，内容如下 </text:p>
      <text:p text:style-name="Standard">public class Hello</text:p>
      <text:p text:style-name="Standard">{</text:p>
      <text:p text:style-name="Standard"><text:tab/>public static void main(String[] argc)</text:p>
      <text:p text:style-name="Standard"><text:tab/>{</text:p>
      <text:p text:style-name="Standard"><text:tab/><text:tab/>System.out.println("Hello, Android!\n");</text:p>
      <text:p text:style-name="Standard"><text:tab/>}</text:p>
      <text:p text:style-name="Standard">}</text:p>
      <text:p text:style-name="Standard"/>
      <text:p text:style-name="Standard">3.编译</text:p>
      <text:p text:style-name="Standard">（1）编译成 java class 文件</text:p>
      <text:p text:style-name="Standard"><text:tab/>执行命令 ： javac Hello.java</text:p>
      <text:p text:style-name="Standard"><text:tab/>编译完成后 ，目录下生成 Hello.class 文件 。可以使用命令 java Hello 来测试下 ，会输出代码中的 “ Hello， Android！” 的字符串 。</text:p>
      <text:p text:style-name="Standard">（2） 编译成 dex 文件 </text:p>
      <text:p text:style-name="Standard"><text:soft-page-break/><text:tab/>编译工具在 Android SDK 的路径如下 ，其中 19.0.1 是Android SDK build_tools <text:s/>的版本 ，请按照在本地安装的 <text:s/>build_tools 版本来 。建议该路径加载到 PATH 路径下 ，否则引用 dx 工具时需要使用绝对路径 。</text:p>
      <text:p text:style-name="Standard"><text:tab/> ./build-tools/<text:span text:style-name="T3">19.0.1</text:span>/dx <text:s/><text:tab/></text:p>
      <text:p text:style-name="Standard"><text:tab/>执行命令 ： dx --dex --output=Hello.dex Hello.class </text:p>
      <text:p text:style-name="Standard"><text:tab/>编译正常会生成 Hello.dex 文件 。</text:p>
      <text:p text:style-name="Standard"/>
      <text:p text:style-name="Standard">4. 使用 ADB 运行测试</text:p>
      <text:p text:style-name="Standard"><text:tab/>测试命令和输出结果如下 ：</text:p>
      <text:p text:style-name="Standard">$ adb root</text:p>
      <text:p text:style-name="Standard">$ adb push Hello.dex <text:s/>/sdcard/</text:p>
      <text:p text:style-name="Standard">$ adb shell</text:p>
      <text:p text:style-name="Standard">root@maguro:/ # dalvikvm -cp /sdcard/Hello.dex Hello <text:s text:c="26"/></text:p>
      <text:p text:style-name="Standard">Hello, Android!</text:p>
      <text:p text:style-name="Standard"/>
      <text:p text:style-name="Standard">说明 ：</text:p>
      <text:p text:style-name="Standard">（1）测试环境使用真机和 Android 虚拟机都可以的 。核心的命令是</text:p>
      <text:p text:style-name="Standard">dalvikvm -cp /sdcard/Hello.dex Hello <text:s text:c="3"/></text:p>
      <text:p text:style-name="Standard">-cp 是 class path 的缩写 ，后面的 Hello 是要运行的 Class 的名称 。网上有描述说输入 dalvikvm <text:s/>--help 可以看到 <text:s/>dalvikvm 的帮助文档 ，但是在 Android4.4 的官方模拟器和自己的手机上测试都提示找不到 Class 路径 ，在Android 老的版本 （ 4.3 ) 上测试还是有输出的 。</text:p>
      <text:p text:style-name="Standard">（2）因为命令在执行时 ， dalvikvm 会在 /data/dalvik-cache/ <text:s/>目录下创建 .dex 文件 ，因此要求 ADB 的执行 Shell 对目录 /data/dalvik-cache/ <text:s/>有读、写和执行的权限 ，否则无法达到预期效果 。</text:p>
      <text:p text:style-name="Standard"/>
      <text:p text:style-name="Standard"/>
      <text:p text:style-name="Standard"/>
      <text:p text:style-name="P3">第二部分 dex 文件格式分析</text:p>
      <text:p text:style-name="Standard"/>
      <text:p text:style-name="Standard">参考的官网文档 ：</text:p>
      <text:p text:style-name="Standard">Dalvik Executable Format ： <text:s/><text:a xlink:type="simple" xlink:href="http://source.android.com/devices/tech/dalvik/dex-format.html">http://source.android.com/devices/tech/dalvik/dex-format.html</text:a></text:p>
      <text:p text:style-name="Standard"/>
      <text:p text:style-name="Standard">1. dex 整个文件的布局</text:p>
      <text:p text:style-name="Standard"/>
      <text:p text:style-name="Standard">逻辑上 ，可以把 dex 文件分成 3 个区 ，文件头 、索引区和数据区 , 索引区的 ids 后缀为 <text:span text:style-name="T1">identifiers 的缩写 。</text:span></text:p>
      <text:p text:style-name="Standard"/>
      <text:list xml:id="list7146380601" text:style-name="L1">
        <text:list-item>
          <text:p text:style-name="P1">header<text:tab/><text:tab/>// 文件头</text:p>
          <text:p text:style-name="P1"/>
        </text:list-item>
        <text:list-item>
          <text:p text:style-name="P1">string_ids<text:tab/>// string 索引</text:p>
        </text:list-item>
        <text:list-item>
          <text:p text:style-name="P1">type_ids<text:tab/>// type 索引</text:p>
        </text:list-item>
        <text:list-item>
          <text:p text:style-name="P1">proto_ids<text:tab/>// <text:span text:style-name="T1">method prototype </text:span>索引</text:p>
        </text:list-item>
        <text:list-item>
          <text:p text:style-name="P1">field_ids<text:tab/>// field 索引</text:p>
        </text:list-item>
        <text:list-item>
          <text:p text:style-name="P1">method_ids<text:tab/>// method 索引</text:p>
          <text:p text:style-name="P1"/>
        </text:list-item>
        <text:list-item>
          <text:p text:style-name="P1">class_defs<text:tab/>// class 定义</text:p>
        </text:list-item>
        <text:list-item>
          <text:p text:style-name="P1">data<text:tab/><text:tab/>// 数据</text:p>
        </text:list-item>
        <text:list-item>
          <text:p text:style-name="P1">link_data<text:tab/>// 静态连接文件</text:p>
        </text:list-item>
      </text:list>
      <text:p text:style-name="Standard"/>
      <text:p text:style-name="Standard">2. <text:s/>headers</text:p>
      <text:p text:style-name="Standard"/>
      <text:p text:style-name="Standard">dex 文件里的 headers ，对应成结构体类型 ，逻辑上按照结构体 header_item 描述 。里面的元素里 ，除了绿色字体标志的 ，都是一对一对以 _size 和 _off <text:s/>为后缀 ，_size 表示对应区块里元素的个数或大小 ，off 表示距离文件起始位置的位移 , 是 offset 的略写 。绿色字体标志的 ，多是描述该 .dex 文件信息的内容 。</text:p>
      <text:p text:style-name="Standard"/>
      <text:p text:style-name="Standard">ubyte <text:tab/>8-bit unsinged int</text:p>
      <text:p text:style-name="Standard">uint <text:tab/>32-bit unsigned int, little-endian;</text:p>
      <text:p text:style-name="Standard">struct header_item</text:p>
      <text:p text:style-name="Standard">{</text:p>
      <text:p text:style-name="Standard"><text:tab/><text:span text:style-name="T2">ubyte[8] <text:tab/>magic;</text:span></text:p>
      <text:p text:style-name="P2"><text:tab/>unit <text:tab/><text:tab/>checksum;</text:p>
      <text:p text:style-name="P2"><text:tab/>ubyte[20]<text:tab/>siganature;</text:p>
      <text:p text:style-name="P2"><text:tab/>uint<text:tab/><text:tab/>file_size;</text:p>
      <text:p text:style-name="P2"><text:tab/>uint<text:tab/><text:tab/>header_size;</text:p>
      <text:p text:style-name="P2"><text:tab/>unit<text:tab/><text:tab/>endian_tag;</text:p>
      <text:p text:style-name="Standard"/>
      <text:p text:style-name="Standard"><text:tab/>uint<text:tab/><text:tab/>link_size;</text:p>
      <text:p text:style-name="Standard"><text:tab/>uint<text:tab/><text:tab/>link_off;</text:p>
      <text:p text:style-name="Standard"><text:tab/><text:span text:style-name="T2">uint<text:tab/><text:tab/>map_off;</text:span></text:p>
      <text:p text:style-name="Standard"/>
      <text:p text:style-name="Standard"><text:tab/>uint<text:tab/><text:tab/>string_ids_size;</text:p>
      <text:p text:style-name="Standard"><text:soft-page-break/><text:tab/>uint <text:tab/><text:tab/>string_ids_off;</text:p>
      <text:p text:style-name="Standard"><text:tab/>uint<text:tab/><text:tab/>type_ids_size;</text:p>
      <text:p text:style-name="Standard"><text:tab/>uint<text:tab/><text:tab/>type_ids_off;</text:p>
      <text:p text:style-name="Standard"><text:tab/>uint<text:tab/><text:tab/>proto_ids_size;</text:p>
      <text:p text:style-name="Standard"><text:tab/>uint<text:tab/><text:tab/>proto_ids_off;</text:p>
      <text:p text:style-name="Standard"><text:tab/>uint<text:tab/><text:tab/>method_ids_size;</text:p>
      <text:p text:style-name="Standard"><text:tab/>uint<text:tab/><text:tab/>method_ids_off;</text:p>
      <text:p text:style-name="Standard"><text:tab/>uint<text:tab/><text:tab/>class_defs_size;</text:p>
      <text:p text:style-name="Standard"><text:tab/>uint<text:tab/><text:tab/>class_defs_off;</text:p>
      <text:p text:style-name="Standard"><text:tab/>uint<text:tab/><text:tab/>data_size;</text:p>
      <text:p text:style-name="Standard"><text:tab/>uint<text:tab/><text:tab/>data_off;</text:p>
      <text:p text:style-name="Standard">}</text:p>
      <text:p text:style-name="Standard"/>
      <text:p text:style-name="Standard">linux 下使用 <text:s/>vi -b Hello.dex 命令打开文件 ，此命令必须添加 -b 选项 ，否则在输入下一个命令时 ，会有丢失行信息的提示。</text:p>
      <text:p text:style-name="Standard">然后在命令模式下输入 :%!xxd 命令就可以转化为 2 进制的表示方式 。</text:p>
      <text:p text:style-name="Standard">Header 的大小固定为 0x70 , 提取信息如下 ：</text:p>
      <text:p text:style-name="Standard">0000000: <text:span text:style-name="T4">6465 780a 3033 3500 </text:span>175e 36c1 b501 e2db <text:s/>dex.035..^6.....</text:p>
      <text:p text:style-name="Standard">0000010: 7635 4d97 1289 c008 30b1 506a 7512 4cfb <text:s/>v5M.....0.Pju.L.</text:p>
      <text:p text:style-name="Standard">0000020: e402 0000 7000 0000 7856 3412 0000 0000 <text:s/>....p...xV4.....</text:p>
      <text:p text:style-name="Standard">0000030: 0000 0000 4402 0000 0e00 0000 7000 0000 <text:s/>....D.......p...</text:p>
      <text:p text:style-name="Standard">0000040: 0700 0000 a800 0000 0300 0000 c400 0000 <text:s/>................</text:p>
      <text:p text:style-name="Standard">0000050: 0100 0000 e800 0000 0400 0000 f000 0000 <text:s/>................</text:p>
      <text:p text:style-name="Standard">0000060: 0100 0000 1001 0000 b401 0000 3001 0000 <text:s/>............0...</text:p>
      <text:p text:style-name="Standard">根据上面的描述 ，</text:p>
      <text:p text:style-name="Standard"/>
      <text:p text:style-name="Standard"/>
      <text:p text:style-name="Standard"/>
      <text:p text:style-name="Standard"/>
      <text:p text:style-name="Standard">(1) magic value</text:p>
      <text:p text:style-name="Standard"><text:tab/>为了使 .dex <text:s/>文件能够被识别出来 ，它必须出现在 .dex 文件的最开头的位置 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6T19:59:08</meta:creation-date>
    <meta:generator>LibreOffice/3.5$Linux_X86_64 LibreOffice_project/350m1$Build-2</meta:generator>
    <dc:date>2014-02-16T23:01:06</dc:date>
    <dc:creator>Jasper Li</dc:creator>
    <meta:editing-duration>PT27M4S</meta:editing-duration>
    <meta:editing-cycles>3</meta:editing-cycles>
    <meta:document-statistic meta:table-count="0" meta:image-count="0" meta:object-count="0" meta:page-count="4" meta:paragraph-count="100" meta:word-count="905" meta:character-count="3515" meta:non-whitespace-character-count="2995"/>
  </office:meta>
</office:document-meta>
</file>